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0000000100CB626E2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svg:stroke-color="#000000" draw:marker-start-width="0.201cm" draw:marker-end-width="0.201cm" draw:fill-color="#ff3333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224cm" svg:height="7.224cm" svg:x="6.887cm" svg:y="11.237cm">
          <draw:image xlink:href="Pictures/100002010000010000000100CB626E2B.png" xlink:type="simple" xlink:show="embed" xlink:actuate="onLoad">
            <text:p/>
          </draw:image>
        </draw:frame>
        <draw:circle draw:style-name="gr2" draw:text-style-name="P1" draw:layer="layout" svg:width="2.832cm" svg:height="2.832cm" svg:x="9.26cm" svg:y="12.93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5-23T10:41:06</dc:date>
    <meta:document-statistic meta:object-count="2"/>
    <meta:generator>OpenOffice/4.1.4$Unix OpenOffice.org_project/414m5$Build-9788</meta:generator>
  </office:meta>
</office:document-meta>
</file>